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1532*"/>
    </style:style>
    <style:style style:name="Tabella1.B" style:family="table-column">
      <style:table-column-properties style:column-width="7.387cm" style:rel-column-width="4188*"/>
    </style:style>
    <style:style style:name="Tabella1.C" style:family="table-column">
      <style:table-column-properties style:column-width="1.207cm" style:rel-column-width="684*"/>
    </style:style>
    <style:style style:name="Tabella1.D" style:family="table-column">
      <style:table-column-properties style:column-width="1.191cm" style:rel-column-width="675*"/>
    </style:style>
    <style:style style:name="Tabella1.E" style:family="table-column">
      <style:table-column-properties style:column-width="1.909cm" style:rel-column-width="1082*"/>
    </style:style>
    <style:style style:name="Tabella1.F" style:family="table-column">
      <style:table-column-properties style:column-width="1.796cm" style:rel-column-width="1018*"/>
    </style:style>
    <style:style style:name="Tabella1.H" style:family="table-column">
      <style:table-column-properties style:column-width="0.901cm" style:rel-column-width="51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Light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6" style:family="paragraph" style:parent-style-name="Text_20_body">
      <style:text-properties style:font-name="Ubuntu Light" fo:font-size="6pt" style:font-size-asian="5.25pt" style:font-size-complex="6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eaa2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5742f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7pt" officeooo:paragraph-rsid="014ae4da" style:font-size-asian="7pt" style:font-size-complex="7pt"/>
    </style:style>
    <style:style style:name="P58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italic" style:text-underline-style="none" fo:font-weight="bold" officeooo:paragraph-rsid="0129792a" style:font-name-asian="SimSun" style:font-size-asian="7pt" style:font-style-asian="italic" style:font-weight-asian="bold" style:font-name-complex="Tahoma" style:font-size-complex="7pt" style:font-style-complex="italic" style:font-weight-complex="bold"/>
    </style:style>
    <style:style style:name="P6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5b69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7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8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8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8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8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9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fo:font-weight="normal" officeooo: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9" style:family="text">
      <style:text-properties style:font-name="Ubuntu Light1" fo:font-size="9pt" style:font-size-asian="9pt" style:font-size-complex="9pt"/>
    </style:style>
    <style:style style:name="T10" style:family="text">
      <style:text-properties style:font-name="Ubuntu Light1" fo:font-size="9pt" officeooo:rsid="006dbc43" style:font-size-asian="9pt" style:font-size-complex="9pt"/>
    </style:style>
    <style:style style:name="T11" style:family="text">
      <style:text-properties style:text-underline-style="none"/>
    </style:style>
    <style:style style:name="T12" style:family="text">
      <style:text-properties fo:color="#000000" style:text-underline-style="none"/>
    </style:style>
    <style:style style:name="T13" style:family="text">
      <style:text-properties officeooo:rsid="006fb9aa"/>
    </style:style>
    <style:style style:name="T14" style:family="text">
      <style:text-properties officeooo:rsid="00738a85"/>
    </style:style>
    <style:style style:name="T15" style:family="text">
      <style:text-properties officeooo:rsid="007aacdc"/>
    </style:style>
    <style:style style:name="T16" style:family="text">
      <style:text-properties officeooo:rsid="009ed5f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7pt" officeooo:rsid="015c3c06" style:font-size-asian="7pt" style:font-size-complex="7pt"/>
    </style:style>
    <style:style style:name="T21" style:family="text">
      <style:text-properties fo:font-size="7pt" fo:font-style="italic" style:font-size-asian="7pt" style:font-style-asian="italic" style:font-size-complex="7pt" style:font-style-complex="italic"/>
    </style:style>
    <style:style style:name="T22" style:family="text">
      <style:text-properties fo:font-size="7pt" fo:font-weight="bold" style:font-size-asian="7pt" style:font-weight-asian="bold" style:font-size-complex="7pt" style:font-weight-complex="bold"/>
    </style:style>
    <style:style style:name="T23" style:family="text">
      <style:text-properties officeooo:rsid="014ae4d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a116f"/>
    </style:style>
    <style:style style:name="T26" style:family="text">
      <style:text-properties officeooo:rsid="007771e8"/>
    </style:style>
    <style:style style:name="T27" style:family="text">
      <style:text-properties officeooo:rsid="015c3c0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4">CLIENTE / CUSTOMER</text:p>
          </table:table-cell>
          <table:table-cell table:style-name="Tabella3.A1" office:value-type="string">
            <text:p text:style-name="P74">PARTITA IVA / VAT N.</text:p>
          </table:table-cell>
          <table:table-cell table:style-name="Tabella3.A1" office:value-type="string">
            <text:p text:style-name="P74">DOCUMENTO / DOCUMENT</text:p>
          </table:table-cell>
          <table:table-cell table:style-name="Tabella3.D1" table:number-rows-spanned="3" table:number-columns-spanned="2" office:value-type="string">
            <text:p text:style-name="P16"><text:span text:style-name="T13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0"><text:placeholder text:placeholder-type="text">&lt;o.partner_id.sql_customer_code&gt;</text:placeholder></text:p>
          </table:table-cell>
          <table:table-cell table:style-name="Tabella3.B2" office:value-type="string">
            <text:p text:style-name="P12"><text:span text:style-name="T11"><text:s/></text:span><text:span text:style-name="T11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14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75">-CONDIZIONI DI PAGAMENTO / PAYMENT TERMS</text:p>
          </table:table-cell>
          <table:covered-table-cell/>
          <table:table-cell table:style-name="Tabella3.A1" office:value-type="string">
            <text:p text:style-name="P76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11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3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17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/text:p>
          </table:table-cell>
          <table:table-cell table:style-name="Tabella3.E4" office:value-type="string">
            <text:p text:style-name="P1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6">APPOGGIO BANCARIO / BANK DETAILS</text:p>
          </table:table-cell>
          <table:covered-table-cell/>
          <table:table-cell table:style-name="Tabella3.A1" office:value-type="string">
            <text:p text:style-name="P76">DATA / DATE</text:p>
          </table:table-cell>
          <table:table-cell table:style-name="Tabella3.D5" table:number-rows-spanned="2" table:number-columns-spanned="2" office:value-type="string">
            <text:p text:style-name="P34">DESTINATARIO / <text:span text:style-name="T16">CONSIGNEE</text:span></text:p>
            <text:p text:style-name="P53"><text:placeholder text:placeholder-type="text">&lt;o.destination_partner_id.name&gt;</text:placeholder></text:p>
            <text:p text:style-name="P5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1"><text:placeholder text:placeholder-type="text">&lt;'%s' %(o.used_bank_id.bank_name) if o.used_bank_id else ''&gt;</text:placeholder></text:p>
            <text:p text:style-name="P32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9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7"/>
          </table:table-cell>
          <table:covered-table-cell/>
          <table:table-cell table:style-name="Tabella3.C7" office:value-type="string">
            <text:p text:style-name="P7"/>
          </table:table-cell>
          <table:table-cell table:style-name="Tabella3.D7" office:value-type="string">
            <text:p text:style-name="P5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54"><text:placeholder text:placeholder-type="text">&lt;o.destination_partner_id.state_id.code&gt;</text:placeholder></text:p>
          </table:table-cell>
        </table:table-row>
      </table:table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20">COD<text:span text:style-name="T14">ICE</text:span> ART<text:span text:style-name="T14">ICOLO <text:s/>ITEM</text:span></text:p>
            </table:table-cell>
            <table:table-cell table:style-name="Tabella1.A1" office:value-type="string">
              <text:p text:style-name="P42">DESCRIZIONE ARTICOLO / <text:span text:style-name="T23">COLORE</text:span><text:line-break/><text:span text:style-name="T14">ITEM</text:span> DESCRIPTION / <text:span text:style-name="T23">COLOR</text:span></text:p>
            </table:table-cell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0">Q.TA'<text:line-break/>Q.TY</text:p>
            </table:table-cell>
            <table:table-cell table:style-name="Tabella1.A1" office:value-type="string">
              <text:p text:style-name="P21">PREZZO UNIT. <text:line-break/>UNIT PRICE</text:p>
            </table:table-cell>
            <table:table-cell table:style-name="Tabella1.A1" office:value-type="string">
              <text:p text:style-name="P21">SCONTI <text:line-break/>DISCOUNTS</text:p>
            </table:table-cell>
            <table:table-cell table:style-name="Tabella1.A1" office:value-type="string">
              <text:p text:style-name="P21">IMPORTO <text:line-break/>AMOUNT</text:p>
            </table:table-cell>
            <table:table-cell table:style-name="Tabella1.H1" office:value-type="string">
              <text:p text:style-name="P21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4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72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91"><text:span text:style-name="T19"><text:text-input text:description="&lt;for each=&quot;l in o.invoice_line&quot;&gt;">start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47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26"/>
          </table:table-cell>
          <table:table-cell table:style-name="Tabella1.B7" office:value-type="string">
            <text:p text:style-name="P70"><text:placeholder text:placeholder-type="text">&lt;l.text_note_pre&gt;</text:placeholder></text:p>
          </table:table-cell>
          <table:table-cell table:style-name="Tabella1.C7" office:value-type="string">
            <text:p text:style-name="P25"/>
          </table:table-cell>
          <table:table-cell table:style-name="Tabella1.D7" office:value-type="string">
            <text:p text:style-name="P7"/>
          </table:table-cell>
          <table:table-cell table:style-name="Tabella1.E7" office:value-type="string">
            <text:p text:style-name="P7"/>
          </table:table-cell>
          <table:table-cell table:style-name="Tabella1.F7" office:value-type="string">
            <text:p text:style-name="P7"/>
          </table:table-cell>
          <table:table-cell table:style-name="Tabella1.G7" office:value-type="string">
            <text:p text:style-name="P7"/>
          </table:table-cell>
          <table:table-cell table:style-name="Tabella1.H7" office:value-type="string">
            <text:p text:style-name="P7"/>
          </table:table-cell>
        </table:table-row>
        <table:table-row table:style-name="Tabella1.5">
          <table:table-cell table:style-name="Tabella1.A8" table:number-columns-spanned="8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9" office:value-type="string">
            <text:p text:style-name="P28"><text:placeholder text:placeholder-type="text">&lt;l.product_id.default_code or ''&gt;</text:placeholder></text:p>
          </table:table-cell>
          <table:table-cell table:style-name="Tabella1.B9" office:value-type="string">
            <text:p text:style-name="P57"><text:placeholder text:placeholder-type="text">&lt;l.product_id.name or ''&gt;</text:placeholder><text:line-break/><text:span text:style-name="T24"><text:placeholder text:placeholder-type="text">&lt;l.product_id.colour or ''&gt;</text:placeholder></text:span></text:p>
          </table:table-cell>
          <table:table-cell table:style-name="Tabella1.C9" office:value-type="string">
            <text:p text:style-name="P29"><text:s/><text:placeholder text:placeholder-type="text">&lt;l.uos_id.name&gt;</text:placeholder></text:p>
          </table:table-cell>
          <table:table-cell table:style-name="Tabella1.D9" office:value-type="string">
            <text:p text:style-name="P35"><text:s/><text:placeholder text:placeholder-type="text">&lt;l.quantity&gt;</text:placeholder></text:p>
          </table:table-cell>
          <table:table-cell table:style-name="Tabella1.E9" office:value-type="string">
            <text:p text:style-name="P3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39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4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1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51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71"><text:span text:style-name="T25"><text:placeholder text:placeholder-type="text">&lt;l.text_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46"><text:span text:style-name="T22"><text:text-input text:description="&lt;/for&gt;">end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68">NOTE / <text:span text:style-name="T15">NOTES</text:span></text:p>
            <text:p text:style-name="P69"><text:placeholder text:placeholder-type="text">&lt;o.partner_id.property_account_position.text_comment_invoice or ''&gt;</text:placeholder><text:placeholder text:placeholder-type="text">&lt;('%s\n' % o.partner_id.property_account_position.text_note_invoice) if o.partner_id.property_account_position.text_note_invoice else ''&gt;</text:placeholder><text:placeholder text:placeholder-type="text">&lt;("%s\n" % o.text_note_post) if o.text_note_post else ''&gt;</text:placeholder><text:span text:style-name="T26"><text:placeholder text:placeholder-type="text">&lt;('%s\n' % o.comment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3">ALIQ.</text:p>
          </table:table-cell>
          <table:table-cell table:style-name="Tabella2.A1" office:value-type="string">
            <text:p text:style-name="P64">IMPONIBILE</text:p>
          </table:table-cell>
          <table:table-cell table:style-name="Tabella2.A1" office:value-type="string">
            <text:p text:style-name="P64">IMPOSTA</text:p>
          </table:table-cell>
          <table:table-cell table:style-name="Tabella2.D1" office:value-type="string">
            <text:p text:style-name="P64">VALUTA</text:p>
          </table:table-cell>
          <table:table-cell table:style-name="Tabella2.D1" office:value-type="string">
            <text:p text:style-name="P65">SPESE BANCA</text:p>
          </table:table-cell>
          <table:table-cell table:style-name="Tabella2.F1" office:value-type="string">
            <text:p text:style-name="P63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5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7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38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38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0"/>
          </table:table-cell>
          <table:covered-table-cell/>
          <table:covered-table-cell/>
          <table:table-cell table:style-name="Tabella2.D2" office:value-type="string">
            <text:p text:style-name="P24"><text:placeholder text:placeholder-type="text">&lt;o.currency_id.name or ''&gt;</text:placeholder></text:p>
          </table:table-cell>
          <table:table-cell table:style-name="Tabella2.D2" office:value-type="string">
            <text:p text:style-name="P58"/>
          </table:table-cell>
          <table:table-cell table:style-name="Tabella2.F2" office:value-type="string">
            <text:p text:style-name="P44"><text:placeholder text:placeholder-type="text">&lt;o.currency_id.symbol or ''&gt;</text:placeholder> <text:span text:style-name="T1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3">CAUSALE TRASPORTO</text:p>
          </table:table-cell>
          <table:table-cell table:style-name="Tabella2.F1" office:value-type="string">
            <text:p text:style-name="P19">DATA INIZIO TRASPORTO</text:p>
          </table:table-cell>
          <table:table-cell table:style-name="Tabella2.F3" office:value-type="string">
            <text:p text:style-name="P6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22"><text:placeholder text:placeholder-type="text">&lt;o.transportation_reason_id.name&gt;</text:placeholder></text:p>
          </table:table-cell>
          <table:table-cell table:style-name="Tabella2.F2" office:value-type="string">
            <text:p text:style-name="P23"><text:placeholder text:placeholder-type="text">&lt;o.start_transport&gt;</text:placeholder></text:p>
          </table:table-cell>
          <table:table-cell table:style-name="Tabella2.F2" office:value-type="string">
            <text:p text:style-name="P44"><text:placeholder text:placeholder-type="text">&lt;o.currency_id.symbol or ''&gt;</text:placeholder> <text:span text:style-name="T1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2">INCARICATO DEL TRASPORTO</text:p>
          </table:table-cell>
          <table:covered-table-cell/>
          <table:covered-table-cell/>
          <table:table-cell table:style-name="Tabella2.D1" office:value-type="string">
            <text:p text:style-name="P63">FIRMA</text:p>
          </table:table-cell>
          <table:table-cell table:style-name="Tabella2.D1" office:value-type="string">
            <text:p text:style-name="P63">FIRMA DEL DESTINATARIO</text:p>
          </table:table-cell>
          <table:table-cell table:style-name="Tabella2.F1" office:value-type="string">
            <text:p text:style-name="P18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1"><text:span text:style-name="T20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0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58"/>
          </table:table-cell>
          <table:table-cell table:style-name="Tabella2.D2" office:value-type="string">
            <text:p text:style-name="P58"/>
          </table:table-cell>
          <table:table-cell table:style-name="Tabella2.F6" office:value-type="string">
            <text:p text:style-name="P43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Standard">
      <style:text-properties style:font-name="Ari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5"/>
              <text:p text:style-name="MP5"/>
              <text:p text:style-name="MP5"/>
              <text:p text:style-name="MP6"/>
              <text:p text:style-name="MP6"/>
              <text:p text:style-name="MP7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33:49.332525352</dc:date>
    <meta:editing-duration>P6DT17H55M49S</meta:editing-duration>
    <meta:editing-cycles>856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89" meta:character-count="3434" meta:non-whitespace-character-count="3234"/>
    <meta:user-defined meta:name="Info 1"/>
    <meta:user-defined meta:name="Info 2"/>
    <meta:user-defined meta:name="Info 3"/>
    <meta:user-defined meta:name="Info 4"/>
  </office:meta>
</office:document-meta>
</file>